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f96" officeooo:paragraph-rsid="0018cf96"/>
    </style:style>
    <style:style style:name="P2" style:family="paragraph" style:parent-style-name="Standard">
      <style:text-properties fo:font-weight="bold" officeooo:rsid="0018cf96" officeooo:paragraph-rsid="0018cf96" style:font-weight-asian="bold" style:font-weight-complex="bold"/>
    </style:style>
    <style:style style:name="P3" style:family="paragraph" style:parent-style-name="Standard" style:list-style-name="L1">
      <style:text-properties officeooo:rsid="0018cf96" officeooo:paragraph-rsid="0018cf96"/>
    </style:style>
    <style:style style:name="P4" style:family="paragraph" style:parent-style-name="Standard">
      <style:text-properties officeooo:rsid="001722d8" officeooo:paragraph-rsid="001722d8"/>
    </style:style>
    <style:style style:name="T1" style:family="text">
      <style:text-properties officeooo:rsid="0018cf96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° Onagre : {dossier.identifiant_onagre}</text:p>
      <text:p text:style-name="Standard"/>
      <text:p text:style-name="Standard">Activité principale : {dossier.activité_principale}</text:p>
      <text:p text:style-name="Standard"/>
      <text:p text:style-name="Standard">Bonjour,</text:p>
      <text:p text:style-name="Standard"/>
      <text:p text:style-name="Standard">Vous trouverez ci-joint le DDEP, la liste des espèces impactées et ma saisine du CNPN pour le projet {dossier.nom} porté par {dossier.demandeur} situé à {dossier.localisation}</text:p>
      <text:p text:style-name="Standard"/>
      <text:p text:style-name="Standard">Il concerne les espèces suivantes <text:span text:style-name="T1">groupées par impact </text:span>:</text:p>
      <text:p text:style-name="Standard"/>
      <text:p text:style-name="P1">{#each dossier.espèces_impacts as espèces_impact}</text:p>
      <text:p text:style-name="P2">{espèces_impact.activité}</text:p>
      <text:list text:style-name="L1">
        <text:list-item>
          <text:p text:style-name="P3">{#each espèces_impact.espèces as espèce}</text:p>
        </text:list-item>
        <text:list-item>
          <text:p text:style-name="P3">{espèce.nomVernaculaire} (<text:span text:style-name="T2">{espèce.nomScientifique}</text:span>)</text:p>
        </text:list-item>
        <text:list-item>
          <text:p text:style-name="P3">{/each}</text:p>
        </text:list-item>
      </text:list>
      <text:p text:style-name="P1"/>
      <text:p text:style-name="P1">{/each}</text:p>
      <text:p text:style-name="P4"/>
      <text:p text:style-name="Standard"/>
      <text:p text:style-name="Standard">Il s’agit d’un projet en Autorisation environnementale : {dossier.régime_autorisation_environnementale}</text:p>
      <text:p text:style-name="Standard"/>
      <text:p text:style-name="Standard">Cordialement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5:09:13.597187704</meta:creation-date>
    <dc:date>2025-04-15T17:35:07.672534895</dc:date>
    <meta:editing-duration>PT21M56S</meta:editing-duration>
    <meta:editing-cycles>5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13" meta:word-count="69" meta:character-count="627" meta:non-whitespace-character-count="574"/>
  </office:meta>
</office:document-meta>
</file>